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rsid="0046cd36" officeooo:paragraph-rsid="0046cd36"/>
    </style:style>
    <style:style style:name="P3" style:family="paragraph" style:parent-style-name="Standard">
      <style:text-properties officeooo:paragraph-rsid="0046cd36"/>
    </style:style>
    <style:style style:name="P4" style:family="paragraph" style:parent-style-name="Standard">
      <style:text-properties officeooo:rsid="00476401" officeooo:paragraph-rsid="00476401"/>
    </style:style>
    <style:style style:name="P5" style:family="paragraph" style:parent-style-name="Standard">
      <style:text-properties officeooo:rsid="004830f9" officeooo:paragraph-rsid="00485d1b"/>
    </style:style>
    <style:style style:name="P6" style:family="paragraph" style:parent-style-name="Standard">
      <style:text-properties officeooo:rsid="00485d1b" officeooo:paragraph-rsid="00485d1b"/>
    </style:style>
    <style:style style:name="P7" style:family="paragraph" style:parent-style-name="Standard">
      <style:text-properties officeooo:rsid="0049eaeb" officeooo:paragraph-rsid="0049eaeb"/>
    </style:style>
    <style:style style:name="P8" style:family="paragraph" style:parent-style-name="Standard">
      <style:text-properties officeooo:rsid="004b587e" officeooo:paragraph-rsid="004b587e"/>
    </style:style>
    <style:style style:name="P9" style:family="paragraph" style:parent-style-name="Standard">
      <style:text-properties officeooo:rsid="004bb561" officeooo:paragraph-rsid="004bb561"/>
    </style:style>
    <style:style style:name="P10" style:family="paragraph" style:parent-style-name="Standard">
      <style:text-properties officeooo:rsid="004c8bde" officeooo:paragraph-rsid="004c8bde"/>
    </style:style>
    <style:style style:name="P11" style:family="paragraph" style:parent-style-name="Standard">
      <style:text-properties officeooo:rsid="004dc140" officeooo:paragraph-rsid="004dc140"/>
    </style:style>
    <style:style style:name="P12" style:family="paragraph" style:parent-style-name="Standard">
      <style:text-properties officeooo:rsid="004eb84b" officeooo:paragraph-rsid="004eb84b"/>
    </style:style>
    <style:style style:name="P13" style:family="paragraph" style:parent-style-name="Standard">
      <style:text-properties officeooo:rsid="004f1314" officeooo:paragraph-rsid="004f1314"/>
    </style:style>
    <style:style style:name="P14" style:family="paragraph" style:parent-style-name="Standard">
      <style:text-properties officeooo:paragraph-rsid="0052e517"/>
    </style:style>
    <style:style style:name="P15" style:family="paragraph" style:parent-style-name="Standard">
      <style:text-properties officeooo:paragraph-rsid="005545e6"/>
    </style:style>
    <style:style style:name="P16" style:family="paragraph" style:parent-style-name="Standard">
      <style:text-properties officeooo:paragraph-rsid="0057f017"/>
    </style:style>
    <style:style style:name="P17" style:family="paragraph" style:parent-style-name="Standard">
      <style:text-properties officeooo:rsid="0059a771" officeooo:paragraph-rsid="0059a771"/>
    </style:style>
    <style:style style:name="P18" style:family="paragraph" style:parent-style-name="Standard">
      <style:text-properties officeooo:rsid="005da42d" officeooo:paragraph-rsid="005da42d"/>
    </style:style>
    <style:style style:name="P19" style:family="paragraph" style:parent-style-name="Standard">
      <style:text-properties officeooo:rsid="005f2142" officeooo:paragraph-rsid="005f2142"/>
    </style:style>
    <style:style style:name="P20" style:family="paragraph" style:parent-style-name="Standard">
      <style:text-properties officeooo:rsid="005b0934" officeooo:paragraph-rsid="005b0934"/>
    </style:style>
    <style:style style:name="P21" style:family="paragraph" style:parent-style-name="Standard">
      <style:text-properties officeooo:paragraph-rsid="0023feb2"/>
    </style:style>
    <style:style style:name="P22" style:family="paragraph" style:parent-style-name="Standard">
      <style:text-properties officeooo:rsid="005f2142" officeooo:paragraph-rsid="005f2142"/>
    </style:style>
    <style:style style:name="P23" style:family="paragraph" style:parent-style-name="Standard">
      <style:text-properties officeooo:rsid="0061e3bb" officeooo:paragraph-rsid="0061e3bb"/>
    </style:style>
    <style:style style:name="P24" style:family="paragraph" style:parent-style-name="Standard">
      <style:text-properties officeooo:rsid="006270a1" officeooo:paragraph-rsid="006270a1"/>
    </style:style>
    <style:style style:name="P25" style:family="paragraph" style:parent-style-name="Standard">
      <style:text-properties officeooo:rsid="0062e044" officeooo:paragraph-rsid="0062e044"/>
    </style:style>
    <style:style style:name="P26" style:family="paragraph" style:parent-style-name="Standard">
      <style:text-properties officeooo:rsid="00643f7e" officeooo:paragraph-rsid="00643f7e"/>
    </style:style>
    <style:style style:name="P27" style:family="paragraph" style:parent-style-name="Standard">
      <style:text-properties officeooo:rsid="006669ff" officeooo:paragraph-rsid="006669ff"/>
    </style:style>
    <style:style style:name="P28" style:family="paragraph" style:parent-style-name="Standard">
      <style:text-properties officeooo:rsid="006742c0" officeooo:paragraph-rsid="006742c0"/>
    </style:style>
    <style:style style:name="P29" style:family="paragraph" style:parent-style-name="Standard">
      <style:text-properties officeooo:rsid="0067bd0c" officeooo:paragraph-rsid="0067bd0c"/>
    </style:style>
    <style:style style:name="P30" style:family="paragraph" style:parent-style-name="Standard">
      <style:text-properties officeooo:rsid="0069a803" officeooo:paragraph-rsid="0069a803"/>
    </style:style>
    <style:style style:name="P31" style:family="paragraph" style:parent-style-name="Standard">
      <style:text-properties officeooo:paragraph-rsid="006e5d5a"/>
    </style:style>
    <style:style style:name="P32" style:family="paragraph" style:parent-style-name="Standard">
      <style:text-properties officeooo:rsid="005c2444" officeooo:paragraph-rsid="007d37b3"/>
    </style:style>
    <style:style style:name="T1" style:family="text">
      <style:text-properties officeooo:rsid="0045e312"/>
    </style:style>
    <style:style style:name="T2" style:family="text">
      <style:text-properties officeooo:rsid="0046cd36"/>
    </style:style>
    <style:style style:name="T3" style:family="text">
      <style:text-properties officeooo:rsid="00476401"/>
    </style:style>
    <style:style style:name="T4" style:family="text">
      <style:text-properties officeooo:rsid="004830f9"/>
    </style:style>
    <style:style style:name="T5" style:family="text">
      <style:text-properties officeooo:rsid="00485d1b"/>
    </style:style>
    <style:style style:name="T6" style:family="text">
      <style:text-properties officeooo:rsid="0049eaeb"/>
    </style:style>
    <style:style style:name="T7" style:family="text">
      <style:text-properties officeooo:rsid="004b010a"/>
    </style:style>
    <style:style style:name="T8" style:family="text">
      <style:text-properties officeooo:rsid="004b587e"/>
    </style:style>
    <style:style style:name="T9" style:family="text">
      <style:text-properties officeooo:rsid="004bb561"/>
    </style:style>
    <style:style style:name="T10" style:family="text">
      <style:text-properties officeooo:rsid="004c8bde"/>
    </style:style>
    <style:style style:name="T11" style:family="text">
      <style:text-properties officeooo:rsid="004dc140"/>
    </style:style>
    <style:style style:name="T12" style:family="text">
      <style:text-properties officeooo:rsid="004e9456"/>
    </style:style>
    <style:style style:name="T13" style:family="text">
      <style:text-properties officeooo:rsid="004eb84b"/>
    </style:style>
    <style:style style:name="T14" style:family="text">
      <style:text-properties officeooo:rsid="0051016b"/>
    </style:style>
    <style:style style:name="T15" style:family="text">
      <style:text-properties officeooo:rsid="0052e517"/>
    </style:style>
    <style:style style:name="T16" style:family="text">
      <style:text-properties officeooo:rsid="0057bc0c"/>
    </style:style>
    <style:style style:name="T17" style:family="text">
      <style:text-properties officeooo:rsid="0057f017"/>
    </style:style>
    <style:style style:name="T18" style:family="text">
      <style:text-properties officeooo:rsid="0059a771"/>
    </style:style>
    <style:style style:name="T19" style:family="text">
      <style:text-properties officeooo:rsid="005b0934"/>
    </style:style>
    <style:style style:name="T20" style:family="text">
      <style:text-properties officeooo:rsid="005c2444"/>
    </style:style>
    <style:style style:name="T21" style:family="text">
      <style:text-properties officeooo:rsid="005da42d"/>
    </style:style>
    <style:style style:name="T22" style:family="text">
      <style:text-properties officeooo:rsid="005f2142"/>
    </style:style>
    <style:style style:name="T23" style:family="text">
      <style:text-properties officeooo:rsid="0060a4e1"/>
    </style:style>
    <style:style style:name="T24" style:family="text">
      <style:text-properties officeooo:rsid="0061e3bb"/>
    </style:style>
    <style:style style:name="T25" style:family="text">
      <style:text-properties officeooo:rsid="0061e460"/>
    </style:style>
    <style:style style:name="T26" style:family="text">
      <style:text-properties officeooo:rsid="006270a1"/>
    </style:style>
    <style:style style:name="T27" style:family="text">
      <style:text-properties officeooo:rsid="00637cb0"/>
    </style:style>
    <style:style style:name="T28" style:family="text">
      <style:text-properties officeooo:rsid="00652f45"/>
    </style:style>
    <style:style style:name="T29" style:family="text">
      <style:text-properties officeooo:rsid="006669ff"/>
    </style:style>
    <style:style style:name="T30" style:family="text">
      <style:text-properties officeooo:rsid="006742c0"/>
    </style:style>
    <style:style style:name="T31" style:family="text">
      <style:text-properties officeooo:rsid="0067bd0c"/>
    </style:style>
    <style:style style:name="T32" style:family="text">
      <style:text-properties officeooo:rsid="0069b573"/>
    </style:style>
    <style:style style:name="T33" style:family="text">
      <style:text-properties officeooo:rsid="006cc5e6"/>
    </style:style>
    <style:style style:name="T34" style:family="text">
      <style:text-properties officeooo:rsid="006db4bd"/>
    </style:style>
    <style:style style:name="T35" style:family="text">
      <style:text-properties officeooo:rsid="006df47b"/>
    </style:style>
    <style:style style:name="T36" style:family="text">
      <style:text-properties officeooo:rsid="006e5d5a"/>
    </style:style>
    <style:style style:name="T37" style:family="text">
      <style:text-properties officeooo:rsid="006e5d5a" fo:background-color="#ffff00" loext:char-shading-value="0"/>
    </style:style>
    <style:style style:name="T38" style:family="text">
      <style:text-properties officeooo:rsid="00485d1b" fo:background-color="#ffff00" loext:char-shading-value="0"/>
    </style:style>
    <style:style style:name="T39" style:family="text">
      <style:text-properties officeooo:rsid="0084aea0" fo:background-color="#ffff00" loext:char-shading-value="0"/>
    </style:style>
    <style:style style:name="T40" style:family="text">
      <style:text-properties officeooo:rsid="0084aea0" fo:background-color="#ffff00" loext:char-shading-value="0"/>
    </style:style>
    <style:style style:name="T41" style:family="text">
      <style:text-properties officeooo:rsid="00704935"/>
    </style:style>
    <style:style style:name="T42" style:family="text">
      <style:text-properties officeooo:rsid="007228b0"/>
    </style:style>
    <style:style style:name="T43" style:family="text">
      <style:text-properties officeooo:rsid="00729b8a"/>
    </style:style>
    <style:style style:name="T44" style:family="text">
      <style:text-properties officeooo:rsid="00757ee2"/>
    </style:style>
    <style:style style:name="T45" style:family="text">
      <style:text-properties officeooo:rsid="0076c5af"/>
    </style:style>
    <style:style style:name="T46" style:family="text">
      <style:text-properties officeooo:rsid="00777a52"/>
    </style:style>
    <style:style style:name="T47" style:family="text">
      <style:text-properties officeooo:rsid="0078fa19"/>
    </style:style>
    <style:style style:name="T48" style:family="text">
      <style:text-properties officeooo:rsid="0079a910"/>
    </style:style>
    <style:style style:name="T49" style:family="text">
      <style:text-properties officeooo:rsid="007ad380"/>
    </style:style>
    <style:style style:name="T50" style:family="text">
      <style:text-properties officeooo:rsid="007beef1"/>
    </style:style>
    <style:style style:name="T51" style:family="text">
      <style:text-properties officeooo:rsid="007d37b3"/>
    </style:style>
    <style:style style:name="T52" style:family="text">
      <style:text-properties officeooo:rsid="007f592f"/>
    </style:style>
    <style:style style:name="T53" style:family="text">
      <style:text-properties officeooo:rsid="00800b13"/>
    </style:style>
    <style:style style:name="T54" style:family="text">
      <style:text-properties officeooo:rsid="0081b8ec"/>
    </style:style>
    <style:style style:name="T55" style:family="text">
      <style:text-properties officeooo:rsid="0082626d"/>
    </style:style>
    <style:style style:name="T56" style:family="text">
      <style:text-properties officeooo:rsid="0084aea0"/>
    </style:style>
    <style:style style:name="T57" style:family="text">
      <style:text-properties officeooo:rsid="00861330"/>
    </style:style>
    <style:style style:name="T58" style:family="text">
      <style:text-properties officeooo:rsid="0087d9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: Bhagavad-Gītā 2.1–15 – Asking Arjuna about his motives, Kṛṣṇa begins to</text:p>
      <text:p text:style-name="P1">tell him why he should fight</text:p>
      <text:p text:style-name="P1"/>
      <text:p text:style-name="P1">संजय<text:span text:style-name="T8">ः</text:span> उवाच</text:p>
      <text:p text:style-name="P2">Санджая сказал</text:p>
      <text:p text:style-name="P3">त<text:span text:style-name="T2">म्</text:span> तथा कृपया <text:span text:style-name="T2">आ</text:span>विष्टम<text:span text:style-name="T2">्</text:span> <text:span text:style-name="T2">अ</text:span>श्रु-पूर्ण-<text:span text:style-name="T2">आ</text:span>कुल-<text:span text:style-name="T2">ई</text:span>क्षणम् ।</text:p>
      <text:p text:style-name="P2">Е<text:span text:style-name="T33">му</text:span> так состраданием охваченно<text:span text:style-name="T33">му</text:span>, слезами-полными-глазами </text:p>
      <text:p text:style-name="P1">विषीदन्तम<text:span text:style-name="T3">्</text:span> <text:span text:style-name="T3">इ</text:span>द<text:span text:style-name="T3">म्</text:span> वाक्यम<text:span text:style-name="T3">्</text:span> <text:span text:style-name="T3">उ</text:span>वाच मधुसूदनः ॥ २-१॥</text:p>
      <text:p text:style-name="P4"><text:span text:style-name="T33">у</text:span>ны<text:span text:style-name="T33">вающему</text:span>(despondent) эту речь сказал, Мадхусудана</text:p>
      <text:p text:style-name="P1">श्री-भगवान<text:span text:style-name="T3">्</text:span> <text:span text:style-name="T3">उ</text:span>वाच</text:p>
      <text:p text:style-name="P4">Господь сказал</text:p>
      <text:p text:style-name="P1">कुत<text:span text:style-name="T4">ः त्वा</text:span> कश्मलम<text:span text:style-name="T4">्</text:span> <text:span text:style-name="T4">इ</text:span>द<text:span text:style-name="T4">म्</text:span> विषमे समुपस्थितम् ।</text:p>
      <text:p text:style-name="P5">Откуда (на)тебя слабост<text:span text:style-name="T5">ь</text:span>(отчаяние, нечистота) эт<text:span text:style-name="T5">а</text:span> в трудности навалилась<text:span text:style-name="T34">(подошла)</text:span></text:p>
      <text:p text:style-name="P1">अनार्य-जुष्टम<text:span text:style-name="T4">्</text:span> <text:span text:style-name="T4">अ</text:span>स्वर्ग्यम<text:span text:style-name="T4">्</text:span> <text:span text:style-name="T4">अ</text:span>कीर्ति-करम<text:span text:style-name="T4">्</text:span> <text:span text:style-name="T4">अ</text:span>र्जुन ॥ २-२॥</text:p>
      <text:p text:style-name="P6">Недостойная благородного(ария), не ведущая к небесам, <text:span text:style-name="T34">(славу не делающая)</text:span>бесславье-делающая, о Арджуна</text:p>
      <text:p text:style-name="P31">क्लैब्य<text:span text:style-name="T5">म्</text:span> मा स्म गमः पार्थ न <text:span text:style-name="T5">ए</text:span>त<text:span text:style-name="T5">त् त्वयि उ</text:span><text:span text:style-name="T1">प</text:span>पद्यते । <text:span text:style-name="T36">(</text:span><text:span text:style-name="T37">क्लैब्य</text:span><text:span text:style-name="T38">म् </text:span><text:span text:style-name="T37">в грамматикие – средний род</text:span><text:span text:style-name="T36">)</text:span></text:p>
      <text:p text:style-name="P6">К трусости(импотенции) не иди, о Партха, это тебе не <text:span text:style-name="T6">подходит (√पद् )</text:span> </text:p>
      <text:p text:style-name="P1">क्षुद्र<text:span text:style-name="T5">म्</text:span> हृदय-दौर्बल्य<text:span text:style-name="T5">म्</text:span> त्यक्त्व<text:span text:style-name="T5">ा</text:span> <text:span text:style-name="T5">उ</text:span>त्तिष्ठ परंतप ॥ २-३॥</text:p>
      <text:p text:style-name="P7">Подл<text:span text:style-name="T7">ую(низкую)</text:span> <text:span text:style-name="T7">сердца слабо</text:span><text:span text:style-name="T36">сильность(дур-бала)</text:span><text:span text:style-name="T7"> отбросив, встань, о Парамтапа</text:span><text:span text:style-name="T35">(других мучитель)</text:span></text:p>
      <text:p text:style-name="P1">अर्जुन<text:span text:style-name="T8">ः</text:span> उवाच</text:p>
      <text:p text:style-name="P8">Арджуна сказал</text:p>
      <text:p text:style-name="P1">कथ<text:span text:style-name="T9">म्</text:span> भीष्मम<text:span text:style-name="T9">्</text:span> <text:span text:style-name="T9">अ</text:span>ह<text:span text:style-name="T9">म्</text:span> संख्ये द्रोण<text:span text:style-name="T9">म्</text:span> च मधु-सूदन ।</text:p>
      <text:p text:style-name="P9">Как с Бхишмой я в битве и с Дроной, о Мадхусудана</text:p>
      <text:p text:style-name="P1">इषुभिः प्रतियोत्स्यामि पूज-<text:span text:style-name="T9">अ</text:span>र्ह<text:span text:style-name="T36">ौ</text:span> <text:span text:style-name="T9">अ</text:span>रि-सूदन ॥ २-४॥</text:p>
      <text:p text:style-name="P9">стрелами сражусь<text:span text:style-name="T41">(противодействовать)</text:span> поклонения (обоими) достойными, о уничтажающий врагов </text:p>
      <text:p text:style-name="P1">गुरून<text:span text:style-name="T10">्</text:span> <text:span text:style-name="T10">अ</text:span>हत्वा हि मह<text:span text:style-name="T10">ा</text:span>-<text:span text:style-name="T10">अ</text:span>नुभावा<text:span text:style-name="T10">न्</text:span> <text:span text:style-name="T10">श्रे</text:span>य<text:span text:style-name="T10">ः</text:span> भोक्तु<text:span text:style-name="T10">म्</text:span> भैक्ष्यम<text:span text:style-name="T10">् अ</text:span>प<text:span text:style-name="T42">ि</text:span> <text:span text:style-name="T10">इ</text:span>ह लोके ।</text:p>
      <text:p text:style-name="P10">Учителей не убив ведь великодушных(благородных?) лучше <text:span text:style-name="T12">вкушать</text:span> подаяние<text:span text:style-name="T11">(alms)</text:span> даже здесь в мире</text:p>
      <text:p text:style-name="P1">हत्वा <text:span text:style-name="T11">अ</text:span>र्थ-कामा<text:span text:style-name="T11">न् तु</text:span> गुरून <text:span text:style-name="T11">इ</text:span>ह <text:span text:style-name="T11">ए</text:span>व भुञ्जीय भोगा<text:span text:style-name="T11">न्</text:span> <text:span text:style-name="T11">रु</text:span>धिर-प्रदिग्धान् ॥ २-५॥</text:p>
      <text:p text:style-name="P11">Но убив богатства желающих учителей ведь здесь <text:span text:style-name="T12">я бы наслаждался удовольствиями кровью запятнаными.</text:span></text:p>
      <text:p text:style-name="P1">न च <text:span text:style-name="T13">ए</text:span>त<text:span text:style-name="T13">त्</text:span> <text:span text:style-name="T13">वि</text:span>द्मः कतर<text:span text:style-name="T13">त्</text:span> <text:span text:style-name="T13">नः</text:span> गरीय<text:span text:style-name="T13">ः</text:span> य<text:span text:style-name="T13">त्</text:span> <text:span text:style-name="T13">वा</text:span> जयेम यदि वा न<text:span text:style-name="T13">ः</text:span> जयेय<text:span text:style-name="T1">ुः</text:span> ।</text:p>
      <text:p text:style-name="P12">И это не знаем какое из двух нам лучше – или чтобы мы победили бы или если нас победили бы</text:p>
      <text:p text:style-name="P1">यान<text:span text:style-name="T43">्</text:span> <text:span text:style-name="T13">ए</text:span>व हत्वा न जिजीविषाम<text:span text:style-name="T13">ः ते</text:span> <text:span text:style-name="T13">अ</text:span>वस्थिताः प्रमुखे धार्तराष्ट्राः ॥ २-६॥</text:p>
      <text:p text:style-name="P13">Которых даже убив жить не желаем, они стоящие напротив Дхритерашры сыны.</text:p>
      <text:p text:style-name="P1">कार्पण्य-दोष-<text:span text:style-name="T14">उ</text:span>पहत-स्वभावः पृच्छामि त्वा<text:span text:style-name="T14">म्</text:span> धर्म-संम<text:span text:style-name="T44">ू</text:span>ढ-चेताः ।</text:p>
      <text:p text:style-name="Text_20_body">Со слабост<text:span text:style-name="T44">и</text:span>-недостатками-поражённой-своей-природой я вопрошаю тебя, с запутавшимся в дхарме разумом.<text:span text:style-name="T45">(сбитым с толку относительно дхармы)</text:span></text:p>
      <text:p text:style-name="P15">य<text:span text:style-name="T14">त्</text:span> <text:span text:style-name="T14">श्रे</text:span>यः स्या<text:span text:style-name="T14">त्</text:span> <text:span text:style-name="T14">नि</text:span>श्चित<text:span text:style-name="T14">म्</text:span> ब्रूहि त<text:span text:style-name="T14">त्</text:span> <text:span text:style-name="T14">मे</text:span> शिष्य<text:span text:style-name="T15">ः ते</text:span> <text:span text:style-name="T14">अ</text:span>ह<text:span text:style-name="T14">म्</text:span> शाधि मा<text:span text:style-name="T14">म्</text:span> त्वा<text:span text:style-name="T14">म्</text:span> प्रपन्नम्</text:p>
      <text:p text:style-name="P15"><text:s/>॥ २-७॥</text:p>
      <text:p text:style-name="P14"><text:span text:style-name="T14">Что лучше было бы, </text:span><text:span text:style-name="T46">твердо</text:span><text:span text:style-name="T14"> скажи это мне, </text:span><text:span text:style-name="T15">ученик твой я, научи(</text:span>√शास्<text:span text:style-name="T15">) меня, тебе предавшегося</text:span><text:span text:style-name="T46">(обратившегося)</text:span><text:span text:style-name="T15">.</text:span></text:p>
      <text:p text:style-name="P1">न हि प्रपश्यामि मम <text:span text:style-name="T48">अ</text:span>पनुद्या<text:span text:style-name="T16">त्</text:span> <text:span text:style-name="T16">यत् शो</text:span>कम<text:span text:style-name="T16">्</text:span> <text:span text:style-name="T16">उ</text:span>च्छोषणम<text:span text:style-name="T16">्</text:span> <text:span text:style-name="T16">इ</text:span>न्द्रियाणाम् ।</text:p>
      <text:p text:style-name="P16"><text:span text:style-name="T16">Я ведь не вижу </text:span><text:span text:style-name="T49">что </text:span><text:span text:style-name="T16">мою скорбь </text:span><text:span text:style-name="T17">отогнало бы(</text:span><text:span text:style-name="T49">अ</text:span>प + √नुद्<text:span text:style-name="T17">) иссушающую органы чувств</text:span></text:p>
      <text:p text:style-name="P1"><text:soft-page-break/>अवाप्य भूम<text:span text:style-name="T16">ौ</text:span> <text:span text:style-name="T16">अ</text:span>सपत्नम<text:span text:style-name="T16">्</text:span> <text:span text:style-name="T16">ऋ</text:span>द्ध<text:span text:style-name="T16">म्</text:span> राज्य<text:span text:style-name="T16">म्</text:span> सुराणाम<text:span text:style-name="T16">्</text:span> <text:span text:style-name="T16">अ</text:span>पि च <text:span text:style-name="T47">अ</text:span>धिपत्यम् ॥ २-८॥</text:p>
      <text:p text:style-name="P17">(даже) получив на Земле безраздельное процветающее царство и даже богов всевладычество</text:p>
      <text:p text:style-name="P1">संजय<text:span text:style-name="T18">ः</text:span> उवाच</text:p>
      <text:p text:style-name="P17">Санджая сказал</text:p>
      <text:p text:style-name="P1">एवम<text:span text:style-name="T19">्</text:span> <text:span text:style-name="T19">उ</text:span>क्त्वा हृषीकेश<text:span text:style-name="T19">म्</text:span> गुडाकेशः परंतप ।</text:p>
      <text:p text:style-name="P20">Так сказав Хришикеше(Владыке чувств), Гудакеша, о Парантапа(победитель врагов)</text:p>
      <text:p text:style-name="P1">न योत्स्य<text:span text:style-name="T50">े</text:span> इति गोविन्दम<text:span text:style-name="T20">्</text:span> <text:span text:style-name="T20">उ</text:span>क्त्वा तूष्णी<text:span text:style-name="T20">म्</text:span> बभूव ह ॥ २-९॥</text:p>
      <text:p text:style-name="P32">Я не буду сражаться – так Говинде сказав, безмолвным стал. <text:span text:style-name="T51">(तूष्णी</text:span>म् - <text:span text:style-name="T51">тихо)</text:span></text:p>
      <text:p text:style-name="P1">तम<text:span text:style-name="T21">्</text:span> <text:span text:style-name="T21">उ</text:span>वाच हृषीकेशः प्रहसन् <text:span text:style-name="T21">इ</text:span>व भारत ।</text:p>
      <text:p text:style-name="P18">Ему сказал Хришикеша, улыбаясь будто, о потомок Бхараты</text:p>
      <text:p text:style-name="P1">सेनयो<text:span text:style-name="T22">ः</text:span> <text:span text:style-name="T22">उ</text:span>भयो<text:span text:style-name="T22">ः</text:span> <text:span text:style-name="T22">म</text:span>ध्ये विषीदन्तम<text:span text:style-name="T22">्</text:span> <text:span text:style-name="T22">इ</text:span>द<text:span text:style-name="T22">म्</text:span> वचः ॥ २-१०॥</text:p>
      <text:p text:style-name="P19">Армий двух посреди, скорбящему, такие слова</text:p>
      <text:p text:style-name="P1">श्री-भगवान<text:span text:style-name="T22">्</text:span> <text:span text:style-name="T22">उ</text:span>वाच</text:p>
      <text:p text:style-name="P19">Господь сказал</text:p>
      <text:p text:style-name="P19">अशोच्यान<text:span text:style-name="T23">्</text:span> <text:span text:style-name="T23">अ</text:span>न्वशोच<text:span text:style-name="T23">ः</text:span> <text:span text:style-name="T23">त्वम्</text:span> प्रज्ञा-वाद<text:span text:style-name="T23">ान्</text:span> <text:span text:style-name="T23">च </text:span>भाषसे ।</text:p>
      <text:p text:style-name="P23"><text:span text:style-name="T53">Тех, п</text:span>о кому не нужно скорбеть ты <text:span text:style-name="T53">оплакал</text:span>, <text:span text:style-name="T52">мудрые </text:span>слова говоришь </text:p>
      <text:p text:style-name="P19">गत-<text:span text:style-name="T24">आ</text:span>सून<text:span text:style-name="T23">् अ</text:span>गत-<text:span text:style-name="T24">आ</text:span>सू<text:span text:style-name="T23">न्</text:span> <text:span text:style-name="T23">च</text:span> न <text:span text:style-name="T23">अ</text:span>नुशोचन्ति पण्डिताः ॥ २-११॥</text:p>
      <text:p text:style-name="P23">Мертвых и живых <text:span text:style-name="T25">не оплакивают мудрые.</text:span></text:p>
      <text:p text:style-name="P1">न त<text:span text:style-name="T23">ु</text:span> <text:span text:style-name="T23">ए</text:span>व <text:span text:style-name="T23">अ</text:span>ह<text:span text:style-name="T23">म्</text:span> जातु न <text:span text:style-name="T26">आ</text:span>स<text:span text:style-name="T23">म्</text:span> न त्व<text:span text:style-name="T23">म्</text:span> न <text:span text:style-name="T23">इ</text:span>मे जन-<text:span text:style-name="T53">अ</text:span>धिपाः ।</text:p>
      <text:p text:style-name="P24"><text:span text:style-name="T56">Неверно то, что </text:span>ни я никогда не существовал, ни ты, ни эти <text:s/>цари</text:p>
      <text:p text:style-name="P1">न च <text:span text:style-name="T23">ए</text:span>व न भविष्यामः सर्वे वयम<text:span text:style-name="T23">्</text:span> <text:span text:style-name="T23">अ</text:span>तः परम् ॥ २-१२॥</text:p>
      <text:p text:style-name="P25"><text:span text:style-name="T55">(Неверно что) </text:span><text:span text:style-name="T56">и </text:span>также не будем существовать все мы <text:span text:style-name="T53">далее </text:span><text:span text:style-name="T56">(</text:span><text:span text:style-name="T40">न в начале предложения отрицает все остальное, можное перевести как неверно что</text:span><text:span text:style-name="T56">)</text:span></text:p>
      <text:p text:style-name="P1">देहिन<text:span text:style-name="T27">ः</text:span> <text:span text:style-name="T27">अ</text:span>स्मि<text:span text:style-name="T27">न्</text:span> <text:span text:style-name="T27">य</text:span>था देहे कौमार<text:span text:style-name="T27">म्</text:span> यौवन<text:span text:style-name="T27">म्</text:span> जरा ।</text:p>
      <text:p text:style-name="P26"><text:span text:style-name="T57">Кау у в</text:span><text:span text:style-name="T56">оплощеного</text:span> в этом теле детство, зрелость, старость</text:p>
      <text:p text:style-name="P1">तथा देह-<text:span text:style-name="T27">अ</text:span>न्तर-प्राप्ति<text:span text:style-name="T27">ः</text:span> <text:span text:style-name="T27">धी</text:span>र<text:span text:style-name="T27">ः त</text:span>त्र न मुह्यति ॥ २-१३॥</text:p>
      <text:p text:style-name="P26">так получ<text:span text:style-name="T56">ение-</text:span>друг<text:span text:style-name="T28">ое-</text:span>тел<text:span text:style-name="T28">о</text:span> <text:span text:style-name="T58">(на эту тему - तत्र)</text:span>разумный <text:span text:style-name="T28">человек не </text:span><text:span text:style-name="T58">заблуждается</text:span></text:p>
      <text:p text:style-name="P1">मात्रा-स्पर्शा<text:span text:style-name="T29">ः</text:span> <text:span text:style-name="T29">तु</text:span> कौन्तेय शीत-<text:span text:style-name="T29">उ</text:span>ष्ण-सुख-द<text:span text:style-name="T1">ुः</text:span>ख-दाः ।</text:p>
      <text:p text:style-name="P27">физические ощущения же, о сын Кунти, жару-холод-удовольствие-страдание дающие</text:p>
      <text:p text:style-name="P1">आगम-<text:span text:style-name="T30">अ</text:span>पायिन<text:span text:style-name="T30">ः</text:span> <text:span text:style-name="T30">अ</text:span>नित्या<text:span text:style-name="T30">ः</text:span> <text:span text:style-name="T30">तान् ति</text:span>तिक्षस्व भारत ॥ २-१४॥</text:p>
      <text:p text:style-name="P28">Приходящие-уходящие непостоянные их будь готов вынести, о Бхарата</text:p>
      <text:p text:style-name="P1">य<text:span text:style-name="T31">न्</text:span> हि न व्यथयन्त<text:span text:style-name="T31">ि</text:span> <text:span text:style-name="T31">ए</text:span>ते पुरुष<text:span text:style-name="T31">म्</text:span> पुरुष-<text:span text:style-name="T31">ऋष</text:span>भ ।</text:p>
      <text:p text:style-name="P29">Которого ведь не заставляют дрожать они человека, о бык среди людей</text:p>
      <text:p text:style-name="P1">सम-द<text:span text:style-name="T1">ुः</text:span>ख-सुख<text:span text:style-name="T31">म्</text:span> धीर<text:span text:style-name="T31">म्</text:span> स<text:span text:style-name="T31">ः</text:span> <text:span text:style-name="T31">अ</text:span>मृतत्वाय कल्पते ॥ २-१५॥</text:p>
      <text:p text:style-name="P30">Равного-в-страдании-удовольствии мудреца, он бессмерт<text:span text:style-name="T32">ым считаетс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21T19:31:23.811193468</dc:date>
    <meta:editing-duration>P2DT3H56M13S</meta:editing-duration>
    <meta:editing-cycles>115</meta:editing-cycles>
    <meta:generator>LibreOffice/24.2.7.2$Linux_X86_64 LibreOffice_project/420$Build-2</meta:generator>
    <meta:print-date>2025-05-21T17:32:46.641990066</meta:print-date>
    <meta:printed-by>PDF files</meta:printed-by>
    <meta:document-statistic meta:table-count="0" meta:image-count="0" meta:object-count="0" meta:page-count="2" meta:paragraph-count="73" meta:word-count="617" meta:character-count="3564" meta:non-whitespace-character-count="3011"/>
  </office:meta>
</office:document-meta>
</file>